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4 bit divider 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Quoti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maind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ivide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vis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mple of Division algorith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bit div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om lab2-div.m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viden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r fin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&gt;&gt;3</text:p>
          </table:table-cell>
          <table:table-cell office:value-type="string" calcext:value-type="string">
            <text:p>R&lt;&lt;1</text:p>
          </table:table-cell>
          <table:table-cell office:value-type="string" calcext:value-type="string">
            <text:p>R &lt; O?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H10]" office:value-type="float" office:value="1010" calcext:value-type="float">
            <text:p>10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table:formula="of:=[.C11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H11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table:formula="of:=[.C12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F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]" office:value-type="float" office:value="1" calcext:value-type="float">
            <text:p>1</text:p>
          </table:table-cell>
          <table:table-cell table:formula="of:=[.H12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xample <text:s/>division</text:p>
          </table:table-cell>
          <table:table-cell office:value-type="string" calcext:value-type="string">
            <text:p>5 bit</text:p>
          </table:table-cell>
          <table:table-cell/>
          <table:table-cell table:formula="of:=[.F13]" office:value-type="float" office:value="1" calcext:value-type="float">
            <text:p>1</text:p>
          </table:table-cell>
          <table:table-cell/>
          <table:table-cell table:formula="of:=[.E14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 101</text:p>
          </table:table-cell>
          <table:table-cell office:value-type="string" calcext:value-type="string">
            <text:p>Dividend</text:p>
          </table:table-cell>
          <table:table-cell office:value-type="float" office:value="11110" calcext:value-type="float">
            <text:p>11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&gt;&gt;4</text:p>
          </table:table-cell>
          <table:table-cell office:value-type="string" calcext:value-type="string">
            <text:p>R&lt;&lt;1</text:p>
          </table:table-cell>
          <table:table-cell office:value-type="string" calcext:value-type="string">
            <text:p>R &lt; O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7]"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float" office:value="11100" calcext:value-type="float">
            <text:p>1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[.A17]+1" office:value-type="float" office:value="1" calcext:value-type="float">
            <text:p>1</text:p>
          </table:table-cell>
          <table:table-cell table:formula="of:=[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8]" office:value-type="float" office:value="11" calcext:value-type="float">
            <text:p>11</text:p>
          </table:table-cell>
          <table:table-cell table:formula="of:=[.H17]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formula="of:=[.C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8]"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[.H18]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[.C1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19]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formula="of:=[.C20]"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formula="of:=[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 every iteration the remainder + quotient keep track of all numbers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R1 is evaluated it contains the unused remainder from prior calc shifted by one digit plus the new divisor digit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quotient is always shifted by 1 un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f remaider is bigger than quotient, 1 is added and remainder gets reduced by divisor. <text:s/>Every nonzero digit of dividend ends up either contributing to remainder or added to quotient.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0:40:01.045913550</meta:creation-date>
    <dc:date>2020-07-13T13:45:14.479064103</dc:date>
    <meta:editing-duration>PT1H38M5S</meta:editing-duration>
    <meta:editing-cycles>2</meta:editing-cycles>
    <meta:generator>LibreOffice/6.0.7.3$Linux_X86_64 LibreOffice_project/00m0$Build-3</meta:generator>
    <meta:document-statistic meta:table-count="1" meta:cell-count="153" meta:object-count="0"/>
  </office:meta>
</office:document-meta>
</file>